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text="urn:oasis:names:tc:opendocument:xmlns:text:1.0">
  <office:body>
    <office:text>
      <text:p>First line<text:line-break/>Second line</text:p>
    </office:text>
  </office:body>
</office:document-content>
</file>